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vity</text:p>
          </table:table-cell>
        </table:table-row>
        <table:table-row table:style-name="ro1">
          <table:table-cell table:style-name="Default" office:value-type="string" calcext:value-type="string">
            <text:p>29/10/20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aspberry pi setup</text:p>
          </table:table-cell>
        </table:table-row>
        <table:table-row table:style-name="ro1">
          <table:table-cell table:style-name="Default" office:value-type="string" calcext:value-type="string">
            <text:p>31/10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pa house getting data</text:p>
          </table:table-cell>
        </table:table-row>
        <table:table-row table:style-name="ro1">
          <table:table-cell table:style-name="Default" office:value-type="string" calcext:value-type="string">
            <text:p>03/11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and InfluxDB</text:p>
          </table:table-cell>
        </table:table-row>
        <table:table-row table:style-name="ro1">
          <table:table-cell table:style-name="Default" office:value-type="string" calcext:value-type="string">
            <text:p>05/11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USB</text:p>
          </table:table-cell>
        </table:table-row>
        <table:table-row table:style-name="ro1">
          <table:table-cell table:style-name="Default" office:value-type="string" calcext:value-type="string">
            <text:p>08/11/201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ython InfluxDB</text:p>
          </table:table-cell>
        </table:table-row>
        <table:table-row table:style-name="ro1">
          <table:table-cell table:style-name="Default" office:value-type="string" calcext:value-type="string">
            <text:p>10/11/201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Logging, scheduler, interface info</text:p>
          </table:table-cell>
        </table:table-row>
        <table:table-row table:style-name="ro1">
          <table:table-cell table:style-name="Default" office:value-type="string" calcext:value-type="string">
            <text:p>06/01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data</text:p>
          </table:table-cell>
        </table:table-row>
        <table:table-row table:style-name="ro1">
          <table:table-cell table:style-name="Default" office:value-type="string" calcext:value-type="string">
            <text:p>11/01/201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table:style-name="Default" office:value-type="string" calcext:value-type="string">
            <text:p>17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table:style-name="Default" office:value-type="string" calcext:value-type="string">
            <text:p>19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s and mode to DB</text:p>
          </table:table-cell>
        </table:table-row>
        <table:table-row table:style-name="ro1">
          <table:table-cell table:style-name="Default" office:value-type="string" calcext:value-type="string">
            <text:p>20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ings to DB</text:p>
          </table:table-cell>
        </table:table-row>
        <table:table-row table:style-name="ro1">
          <table:table-cell table:style-name="Default" office:value-type="string" calcext:value-type="string">
            <text:p>20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table:style-name="Default" office:value-type="string" calcext:value-type="string">
            <text:p>23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table:style-name="Default" office:value-type="string" calcext:value-type="string">
            <text:p>24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(0.5), UI</text:p>
          </table:table-cell>
        </table:table-row>
        <table:table-row table:style-name="ro1">
          <table:table-cell table:style-name="Default" office:value-type="string" calcext:value-type="string">
            <text:p>26/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fana and config (1), USB reading 5</text:p>
          </table:table-cell>
        </table:table-row>
        <table:table-row table:style-name="ro1">
          <table:table-cell table:style-name="Default" office:value-type="string" calcext:value-type="string">
            <text:p>27/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ing, UI</text:p>
          </table:table-cell>
        </table:table-row>
        <table:table-row table:style-name="ro1">
          <table:table-cell table:style-name="Default" office:value-type="string" calcext:value-type="string">
            <text:p>28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table:style-name="Default" office:value-type="string" calcext:value-type="string">
            <text:p>29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mmands sending</text:p>
          </table:table-cell>
        </table:table-row>
        <table:table-row table:style-name="ro1">
          <table:table-cell table:style-name="Default" office:value-type="string" calcext:value-type="string">
            <text:p>30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table:style-name="Default" office:value-type="string" calcext:value-type="string">
            <text:p>31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 query time report</text:p>
          </table:table-cell>
        </table:table-row>
        <table:table-row table:style-name="ro1">
          <table:table-cell table:style-name="ce2" office:value-type="date" office:date-value="2019-02-02" calcext:value-type="date">
            <text:p>19/02/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office:value-type="date" office:date-value="2019-03-03" calcext:value-type="date">
            <text:p>2019-03-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office:value-type="date" office:date-value="2019-03-16" calcext:value-type="date">
            <text:p>2019-03-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pa debugging. At least got the USB permissions working. CRC failures for mode and pigs</text:p>
          </table:table-cell>
        </table:table-row>
        <table:table-row table:style-name="ro1">
          <table:table-cell office:value-type="date" office:date-value="2019-03-21" calcext:value-type="date">
            <text:p>2019-03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C 0.5, Flask 0.5</text:p>
          </table:table-cell>
        </table:table-row>
        <table:table-row table:style-name="ro1">
          <table:table-cell office:value-type="date" office:date-value="2019-03-28" calcext:value-type="date">
            <text:p>2019-03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sk</text:p>
          </table:table-cell>
        </table:table-row>
        <table:table-row table:style-name="ro1">
          <table:table-cell office:value-type="date" office:date-value="2019-03-31" calcext:value-type="date">
            <text:p>2019-03-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e.js installation and fault find</text:p>
          </table:table-cell>
        </table:table-row>
        <table:table-row table:style-name="ro1">
          <table:table-cell office:value-type="date" office:date-value="2019-04-02" calcext:value-type="date">
            <text:p>2019-04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m, Node and Vue installation</text:p>
          </table:table-cell>
        </table:table-row>
        <table:table-row table:style-name="ro1">
          <table:table-cell office:value-type="date" office:date-value="2019-04-03" calcext:value-type="date">
            <text:p>2019-04-0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  <table:table-row table:style-name="ro1">
          <table:table-cell office:value-type="date" office:date-value="2019-04-09" calcext:value-type="date">
            <text:p>2019-04-0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  <table:table-row table:style-name="ro1">
          <table:table-cell office:value-type="date" office:date-value="2019-12-04" calcext:value-type="date">
            <text:p>2019-12-0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ostgres, Django, Remote.it</text:p>
          </table:table-cell>
        </table:table-row>
        <table:table-row table:style-name="ro1">
          <table:table-cell office:value-type="date" office:date-value="2019-12-05" calcext:value-type="date">
            <text:p>2019-12-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jango DB config</text:p>
          </table:table-cell>
        </table:table-row>
        <table:table-row table:style-name="ro1">
          <table:table-cell office:value-type="date" office:date-value="2019-12-07" calcext:value-type="date">
            <text:p>2019-12-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 upgrade</text:p>
          </table:table-cell>
        </table:table-row>
        <table:table-row table:style-name="ro1">
          <table:table-cell office:value-type="date" office:date-value="2020-02-16" calcext:value-type="date">
            <text:p>2020-02-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4 installation</text:p>
          </table:table-cell>
        </table:table-row>
        <table:table-row table:style-name="ro1">
          <table:table-cell office:value-type="date" office:date-value="2020-02-18" calcext:value-type="date">
            <text:p>2020-02-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chpower on Linux</text:p>
          </table:table-cell>
        </table:table-row>
        <table:table-row table:style-name="ro1">
          <table:table-cell office:value-type="date" office:date-value="2020-02-19" calcext:value-type="date">
            <text:p>2020-02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chpower on Pi</text:p>
          </table:table-cell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Python VM: </text:span>Django</text:p>
          </table:table-cell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VM: Grafana and InfluxDB</text:p>
          </table:table-cell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VM: Redis and Celery</text:p>
          </table:table-cell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ogging, reboot of grafana</text:p>
          </table:table-cell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stallation on Pi4: project, Django, Influx, Grafana</text:p>
          </table:table-cell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llation on Pi4: Celery, Redis, all running</text:p>
          </table:table-cell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mote.it, nginx and gunicorn</text:p>
          </table:table-cell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script as a service</text:p>
          </table:table-cell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pa dashboards, alerts</text:p>
          </table:table-cell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to restart, CRC error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commands debugging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commands debugging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ture data at The Block, re-format USB driv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00/00/00</text:date>, <text:time style:data-style-name="N2" text:time-value="15:33:14.0008687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1:19:50.846621846</meta:creation-date>
    <dc:date>2020-05-03T15:34:11.234405130</dc:date>
    <meta:editing-duration>PT1H1M22S</meta:editing-duration>
    <meta:editing-cycles>46</meta:editing-cycles>
    <meta:generator>LibreOffice/6.0.7.3$Linux_X86_64 LibreOffice_project/00m0$Build-3</meta:generator>
    <meta:document-statistic meta:table-count="1" meta:cell-count="147" meta:object-count="0"/>
  </office:meta>
</office:document-meta>
</file>